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85cm" fo:min-width="8.2cm"/>
    </style:style>
    <style:style style:name="gr2" style:family="graphic" style:parent-style-name="standard">
      <style:graphic-properties draw:textarea-horizontal-align="justify" draw:textarea-vertical-align="middle" draw:auto-grow-height="false" fo:min-height="1.284cm" fo:min-width="2.634cm"/>
    </style:style>
    <style:style style:name="gr3" style:family="graphic" style:parent-style-name="standard">
      <style:graphic-properties draw:textarea-horizontal-align="justify" draw:textarea-vertical-align="middle" draw:auto-grow-height="false" fo:min-height="1.194cm" fo:min-width="2.244cm"/>
    </style:style>
    <style:style style:name="gr4" style:family="graphic" style:parent-style-name="standard">
      <style:graphic-properties draw:fill="none" draw:textarea-horizontal-align="justify" draw:textarea-vertical-align="middle" draw:auto-grow-height="false" fo:min-height="0.388cm" fo:min-width="0.138cm"/>
    </style:style>
    <style:style style:name="gr5" style:family="graphic" style:parent-style-name="standard">
      <style:graphic-properties draw:textarea-horizontal-align="justify" draw:textarea-vertical-align="middle" draw:auto-grow-height="false" fo:min-height="0.09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069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9" style:family="graphic" style:parent-style-name="standard">
      <style:graphic-properties draw:fill-color="#ff6666" draw:textarea-horizontal-align="justify" draw:textarea-vertical-align="middle" draw:auto-grow-height="false" fo:min-height="0.65cm" fo:min-width="0.2cm"/>
    </style:style>
    <style:style style:name="gr10" style:family="graphic" style:parent-style-name="standard">
      <style:graphic-properties draw:stroke="none" svg:stroke-color="#000000" draw:fill="none" draw:fill-color="#ffffff" draw:textarea-horizontal-align="left" draw:auto-grow-height="true" draw:auto-grow-width="false" fo:min-height="6.4cm" fo:min-width="0cm"/>
    </style:style>
    <style:style style:name="gr11" style:family="graphic" style:parent-style-name="standard">
      <style:graphic-properties draw:fill="none" draw:textarea-horizontal-align="justify" draw:textarea-vertical-align="middle" draw:auto-grow-height="false" fo:min-height="9.45cm" fo:min-width="13.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606cm"/>
    </style:style>
    <style:style style:name="gr13" style:family="graphic" style:parent-style-name="standard">
      <style:graphic-properties draw:fill="none" draw:textarea-horizontal-align="justify" draw:textarea-vertical-align="middle" draw:auto-grow-height="false" fo:min-height="0.6cm" fo:min-width="0.35cm"/>
    </style:style>
    <style:style style:name="gr14" style:family="graphic" style:parent-style-name="standard">
      <style:graphic-properties draw:textarea-horizontal-align="justify" draw:textarea-vertical-align="middle" draw:auto-grow-height="false" fo:min-height="0cm" fo:min-width="0.026cm"/>
    </style:style>
    <style:style style:name="gr15"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8.7cm" svg:height="5.1cm" svg:x="2.6cm" svg:y="2.9cm">
            <text:p/>
            <draw:enhanced-geometry svg:viewBox="0 0 21600 21600" draw:type="rectangle" draw:enhanced-path="M 0 0 L 21600 0 21600 21600 0 21600 0 0 Z N"/>
          </draw:custom-shape>
          <draw:custom-shape draw:style-name="gr2" draw:text-style-name="P1" draw:layer="layout" svg:width="3.3cm" svg:height="1.7cm" svg:x="3cm" svg:y="4.6cm">
            <text:p text:style-name="P1">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6cm" svg:x="7.7cm" svg:y="4.6cm">
            <text:p text:style-name="P1">De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0.9cm" svg:height="0.9cm" svg:x="3.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cm" svg:height="0.4cm" svg:x="3.6cm" svg:y="3.5cm">
            <text:p/>
            <draw:enhanced-geometry svg:viewBox="0 0 21600 21600" draw:text-areas="?f7 ?f0 21600 ?f2" draw:type="left-arrow" draw:modifiers="21600 1615.9600997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layer="layout" svg:width="5.569cm" svg:height="0.962cm" svg:x="4.7cm" svg:y="3.2cm">
            <draw:text-box>
              <text:p>Manage Bookings</text:p>
            </draw:text-box>
          </draw:frame>
        </draw:g>
        <draw:line draw:style-name="gr7" draw:text-style-name="P1" draw:layer="layout" svg:x1="8.1cm" svg:y1="6.2cm" svg:x2="7.1cm" svg:y2="9cm">
          <text:p/>
        </draw:line>
        <draw:frame draw:style-name="gr8" draw:text-style-name="P2" draw:layer="layout" svg:width="13.3cm" svg:height="1.5cm" svg:x="3.2cm" svg:y="12.9cm">
          <draw:text-box>
            <text:p><text:span text:style-name="T1">Moe <text:s text:c="8"/>| 01254 412704 | <text:s text:c="7"/>8 <text:s text:c="6"/>| 4 <text:s text:c="7"/>| 17:10</text:span></text:p>
            <text:p><text:span text:style-name="T1"><text:s text:c="7"/></text:span></text:p>
          </draw:text-box>
        </draw:frame>
        <draw:custom-shape draw:style-name="gr9" draw:text-style-name="P1" draw:layer="layout" svg:width="0.7cm" svg:height="0.9cm" svg:x="2.7cm" svg:y="12.7cm">
          <text:p text:style-name="P1">X</text:p>
          <draw:enhanced-geometry svg:viewBox="0 0 21600 21600" draw:mirror-horizontal="false" draw:mirror-vertical="false" draw:type="rectangle" draw:enhanced-path="M 0 0 L 21600 0 21600 21600 0 21600 0 0 Z N"/>
        </draw:custom-shape>
        <draw:frame draw:style-name="gr10" draw:text-style-name="P3" draw:layer="layout" svg:width="16.707cm" svg:height="6.65cm" svg:x="2.5cm" svg:y="20.9cm">
          <draw:text-box>
            <text:p text:style-name="P3"><text:span text:style-name="T2">Selecting 'Delete' will put the user in delete mode where red boxes will appear. The Bookings box from the main screen will appear but in a larger view. Clicking the arrow at the top left will return the user back to the main screen.</text:span></text:p>
            <text:p text:style-name="P3"><text:span text:style-name="T2"/></text:p>
            <text:p text:style-name="P3"><text:span text:style-name="T2"/></text:p>
            <text:p text:style-name="P3"><text:span text:style-name="T2">Just like deleting an item from an order, clicking on Delete will make red boxes appear for each booking. Clicking on the red boxes will delete the booking of the list.</text:span></text:p>
          </draw:text-box>
        </draw:frame>
        <draw:custom-shape draw:style-name="gr11" draw:text-style-name="P1" draw:layer="layout" svg:width="13.8cm" svg:height="9.7cm" svg:x="2.6cm" svg:y="9.2cm">
          <text:p/>
          <draw:enhanced-geometry svg:viewBox="0 0 21600 21600" draw:type="rectangle" draw:enhanced-path="M 0 0 L 21600 0 21600 21600 0 21600 0 0 Z N"/>
        </draw:custom-shape>
        <draw:frame draw:style-name="gr12" draw:layer="layout" svg:width="3.106cm" svg:height="0.962cm" svg:x="7.794cm" svg:y="9.538cm">
          <draw:text-box>
            <text:p>Bookings</text:p>
          </draw:text-box>
        </draw:frame>
        <draw:custom-shape draw:style-name="gr13" draw:text-style-name="P1" draw:layer="layout" svg:width="1.2cm" svg:height="1.2cm" svg:x="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6cm" svg:height="0.5cm" svg:x="3.4cm" svg:y="9.9cm">
          <text:p/>
          <draw:enhanced-geometry svg:viewBox="0 0 21600 21600" draw:text-areas="?f7 ?f0 21600 ?f2" draw:type="left-arrow" draw:modifiers="6864.55906821963 108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layer="layout" svg:width="13.083cm" svg:height="1.062cm" svg:x="3.1cm" svg:y="11.3cm">
          <draw:text-box>
            <text:p><text:span text:style-name="T3">Name <text:s text:c="4"/>| TelNo <text:s text:c="12"/>|TableNo|PplNo|Tim</text:span>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8T22:26:59.262000000</meta:creation-date>
    <dc:date>2014-11-29T20:00:18.409000000</dc:date>
    <meta:editing-duration>PT20M55S</meta:editing-duration>
    <meta:editing-cycles>4</meta:editing-cycles>
    <meta:generator>LibreOffice/4.3.2.2$Windows_x86 LibreOffice_project/edfb5295ba211bd31ad47d0bad0118690f76407d</meta:generator>
    <meta:document-statistic meta:object-count="16"/>
  </office:meta>
</office:document-meta>
</file>